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oogle Sans" svg:font-family="'Google Sans'" style:font-family-generic="roman" style:font-pitch="variable"/>
    <style:font-face style:name="Google Sans1" svg:font-family="'Google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text-align="center" style:justify-single-word="false" style:page-number="1"/>
    </style:style>
    <style:style style:name="P2" style:family="paragraph" style:parent-style-name="Heading_20_2">
      <style:text-properties officeooo:rsid="000cacee" officeooo:paragraph-rsid="000cacee"/>
    </style:style>
    <style:style style:name="P3" style:family="paragraph" style:parent-style-name="normal">
      <style:text-properties officeooo:rsid="00071eee" officeooo:paragraph-rsid="00071eee"/>
    </style:style>
    <style:style style:name="P4" style:family="paragraph" style:parent-style-name="normal">
      <style:text-properties officeooo:rsid="0008b60d" officeooo:paragraph-rsid="0008b60d"/>
    </style:style>
    <style:style style:name="P5" style:family="paragraph" style:parent-style-name="normal">
      <style:text-properties officeooo:rsid="0009a5b9" officeooo:paragraph-rsid="0009a5b9"/>
    </style:style>
    <style:style style:name="P6" style:family="paragraph" style:parent-style-name="normal">
      <style:text-properties officeooo:rsid="000adb7a" officeooo:paragraph-rsid="000adb7a"/>
    </style:style>
    <style:style style:name="P7" style:family="paragraph" style:parent-style-name="normal">
      <style:text-properties officeooo:rsid="000c39fc" officeooo:paragraph-rsid="000c39fc"/>
    </style:style>
    <style:style style:name="P8" style:family="paragraph" style:parent-style-name="normal">
      <style:text-properties officeooo:paragraph-rsid="000c39fc"/>
    </style:style>
    <style:style style:name="P9" style:family="paragraph" style:parent-style-name="normal">
      <style:text-properties style:font-name="Google Sans" officeooo:rsid="000e71ab" officeooo:paragraph-rsid="000e71ab" style:font-name-asian="Google Sans1" style:font-name-complex="Google Sans1"/>
    </style:style>
    <style:style style:name="P10" style:family="paragraph" style:parent-style-name="normal">
      <style:text-properties officeooo:rsid="000cacee" officeooo:paragraph-rsid="000cacee"/>
    </style:style>
    <style:style style:name="P11" style:family="paragraph" style:parent-style-name="normal">
      <style:text-properties officeooo:rsid="000e71ab" officeooo:paragraph-rsid="000e71ab"/>
    </style:style>
    <style:style style:name="T1" style:family="text">
      <style:text-properties style:font-name="Google Sans" style:font-name-asian="Google Sans1" style:font-name-complex="Google Sans1"/>
    </style:style>
    <style:style style:name="T2" style:family="text">
      <style:text-properties style:font-name="Google Sans" officeooo:rsid="0008b60d" style:font-name-asian="Google Sans1" style:font-name-complex="Google Sans1"/>
    </style:style>
    <style:style style:name="T3" style:family="text">
      <style:text-properties style:font-name="Google Sans" officeooo:rsid="000c39fc" style:font-name-asian="Google Sans1" style:font-name-complex="Google Sans1"/>
    </style:style>
    <style:style style:name="T4" style:family="text">
      <style:text-properties style:font-name="Google Sans" officeooo:rsid="000adb7a" style:font-name-asian="Google Sans1" style:font-name-complex="Google Sans1"/>
    </style:style>
    <style:style style:name="T5" style:family="text">
      <style:text-properties style:font-name="Google Sans" fo:background-color="#efefef" loext:char-shading-value="0" style:font-name-asian="Google Sans1" style:font-name-complex="Google Sans1"/>
    </style:style>
    <style:style style:name="T6" style:family="text">
      <style:text-properties officeooo:rsid="000c39fc"/>
    </style:style>
    <style:style style:name="T7" style:family="text">
      <style:text-properties officeooo:rsid="000e71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adnh333husy"/><text:span text:style-name="T1">File permissions in Linux</text:span><text:span text:style-name="T1"/></text:p>
      <text:p text:style-name="Heading_20_2" loext:marker-style-name="T1"><text:bookmark text:name="_uakdmh2r7kug"/><text:span text:style-name="T1">Project description</text:span><text:span text:style-name="T1"/></text:p>
      <text:p text:style-name="P3" loext:marker-style-name="T1"><text:span text:style-name="T1">This will show my knowledge of BASH commands, I will be using commands related to the next steps.</text:span><text:span text:style-name="T2"> </text:span><text:span text:style-name="T3">B</text:span><text:span text:style-name="T2">efore I get started with the first steps, I will be doing all of this on my machine, and I don’t want to use my root directory for doing this, so I will be creating a FHS replica in my portfolio folder. The directory's that are in the replica, are not the full FHS, but is what is learned from course 4 module 3. These are the steps I used to make this.</text:span></text:p>
      <text:p text:style-name="P2">Setup</text:p>
      <text:p text:style-name="P4" loext:marker-style-name="T5"><text:span text:style-name="T1">(in portfolio folder)</text:span></text:p>
      <text:p text:style-name="P4" loext:marker-style-name="T5"><text:span text:style-name="T1">I make a replica folder for FHS. </text:span><text:span text:style-name="T3">And which this does, it creates a directory, or a folder, with the specified name.</text:span></text:p>
      <text:p text:style-name="P4" loext:marker-style-name="T5"><text:span text:style-name="T1">$ mkdir EHS_replica</text:span></text:p>
      <text:p text:style-name="P4" loext:marker-style-name="T5"><text:span text:style-name="T1">make a root folder, it is not shown as ‘/’ because that is the root directory</text:span></text:p>
      <text:p text:style-name="P4" loext:marker-style-name="T5"><text:span text:style-name="T1">$ mkdir EHS_replica/root.</text:span></text:p>
      <text:p text:style-name="P4" loext:marker-style-name="T5"><text:span text:style-name="T1">change directory to that root folder for simplicity. </text:span><text:span text:style-name="T3">I would like to be in that folder because the other steps will be easier, less words I need to write.</text:span></text:p>
      <text:p text:style-name="P4" loext:marker-style-name="T5"><text:span text:style-name="T1">$ cd <text:s/>EHS_replica/root</text:span></text:p>
      <text:p text:style-name="P4" loext:marker-style-name="T5"><text:span text:style-name="T1">make the four folders under the root directory as course 4 module 3 shows. Only needed to use one mkdir command as a new directory can be made with each space.</text:span></text:p>
      <text:p text:style-name="P4" loext:marker-style-name="T5"><text:span text:style-name="T1">$ mkdir tmp home bin ect mnt</text:span></text:p>
      <text:p text:style-name="P5" loext:marker-style-name="T5"><text:span text:style-name="T1">create a readme folder to show intended purpose</text:span></text:p>
      <text:p text:style-name="P4" loext:marker-style-name="T5"><text:span text:style-name="T1">$ touch “README.txt”</text:span></text:p>
      <text:p text:style-name="P5" loext:marker-style-name="T5"><text:span text:style-name="T1">edit the contents.</text:span></text:p>
      <text:p text:style-name="P5" loext:marker-style-name="T5"><text:span text:style-name="T1">$ nano README.txt</text:span></text:p>
      <text:p text:style-name="P6" loext:marker-style-name="T5"><text:span text:style-name="T1">Now I need to create the projects folder to be the same as the activity. So I change my directory to home/</text:span></text:p>
      <text:p text:style-name="P7" loext:marker-style-name="T5"><text:span text:style-name="T1">$ cd home</text:span></text:p>
      <text:p text:style-name="P7" loext:marker-style-name="T5"><text:span text:style-name="T1">then I create the user “</text:span><text:span text:style-name="T4">researcher2”</text:span></text:p>
      <text:p text:style-name="P6" loext:marker-style-name="T5"><text:span text:style-name="T1">$ mkdir researcher2</text:span></text:p>
      <text:p text:style-name="P6" loext:marker-style-name="T5"><text:span text:style-name="T1">make the projects folder</text:span></text:p>
      <text:p text:style-name="P6" loext:marker-style-name="T5"><text:span text:style-name="T1">$ mkdir researcher2/projects</text:span></text:p>
      <text:p text:style-name="P6" loext:marker-style-name="T5"><text:span text:style-name="T1">go into projects for simplicity</text:span></text:p>
      <text:p text:style-name="P6" loext:marker-style-name="T5"><text:span text:style-name="T1">$ cd researcer2/projects</text:span></text:p>
      <text:p text:style-name="P6" loext:marker-style-name="T5"><text:span text:style-name="T1">I make the files in projects/</text:span></text:p>
      <text:p text:style-name="P6" loext:marker-style-name="T5">$ touch project_k.txt project_m.txt project_r.txt project_t.txt .project_x.txt</text:p>
      <text:p text:style-name="P6" loext:marker-style-name="T5">check if there there, and the permissions</text:p>
      <text:p text:style-name="P6" loext:marker-style-name="T5">$ ls -la</text:p>
      <text:p text:style-name="P6" loext:marker-style-name="T5"><text:tab/>-rw-rw-r-- 1 russell russell <text:s text:c="3"/>0 Nov <text:s/>9 17:12 project_k.txt</text:p>
      <text:p text:style-name="P6" loext:marker-style-name="T5"><text:tab/>-rw-rw-r-- 1 russell russell <text:s text:c="3"/>0 Nov <text:s/>9 17:12 project_m.txt</text:p>
      <text:p text:style-name="P6" loext:marker-style-name="T5"><text:tab/>-rw-rw-r-- 1 russell russell <text:s text:c="3"/>0 Nov <text:s/>9 17:12 project_r.txt</text:p>
      <text:p text:style-name="P6" loext:marker-style-name="T5"><text:tab/>-rw-rw-r-- 1 russell russell <text:s text:c="3"/>0 Nov <text:s/>9 17:12 project_t.txt</text:p>
      <text:p text:style-name="P6" loext:marker-style-name="T5"><text:tab/>-rw-rw-r-- 1 russell russell <text:s text:c="3"/>0 Nov <text:s/>9 17:12 .project_x.txt</text:p>
      <text:p text:style-name="P6" loext:marker-style-name="T5">change the permissions for project_k.txt</text:p>
      <text:p text:style-name="P6" loext:marker-style-name="T5">$ chmod u=rw-,g=rw,o=rw project_k.txt </text:p>
      <text:p text:style-name="P6" loext:marker-style-name="T5">check that they are correct. And they are</text:p>
      <text:p text:style-name="P6" loext:marker-style-name="T5">$ ls -la</text:p>
      <text:p text:style-name="P6" loext:marker-style-name="T5"><text:tab/>-rw-rw-rw- 1 russell russell <text:s text:c="3"/>0 Nov <text:s/>9 17:12 project_k.txt</text:p>
      <text:p text:style-name="P6" loext:marker-style-name="T5">so I do this for the rest of the files.</text:p>
      <text:p text:style-name="P6" loext:marker-style-name="T5">$ chmod u=rw,g=r,o=--- project_m.txt </text:p>
      <text:p text:style-name="P6" loext:marker-style-name="T5">$ chmod u=rw,g=rw,o=r project_r.txt </text:p>
      <text:p text:style-name="P6" loext:marker-style-name="T5">$ chmod u=rw,g=rw,o=r project_t.txt </text:p>
      <text:p text:style-name="P6" loext:marker-style-name="T5">$ chmod u=rw,g=-w,o=--- .project_x.txt </text:p>
      <text:p text:style-name="P6" loext:marker-style-name="T5">Now check if the permissions are correct again. And they are.</text:p>
      <text:p text:style-name="P6" loext:marker-style-name="T5">$ ls -la</text:p>
      <text:p text:style-name="P6" loext:marker-style-name="T5"><text:tab/>-rw-rw-rw- 1 russell russell <text:s text:c="3"/>0 Nov <text:s/>9 17:12 project_k.txt</text:p>
      <text:p text:style-name="P6" loext:marker-style-name="T5"><text:tab/>-rw-r----- 1 russell russell <text:s text:c="3"/>0 Nov <text:s/>9 17:12 project_m.txt</text:p>
      <text:p text:style-name="P6" loext:marker-style-name="T5"><text:tab/>-rw-rw-r-- 1 russell russell <text:s text:c="3"/>0 Nov <text:s/>9 17:12 project_r.txt</text:p>
      <text:p text:style-name="P6" loext:marker-style-name="T5"><text:tab/>-rw-rw-r-- 1 russell russell <text:s text:c="3"/>0 Nov <text:s/>9 17:12 project_t.txt</text:p>
      <text:p text:style-name="P6" loext:marker-style-name="T5"><text:tab/>-rw------- 1 russell russell <text:s text:c="3"/>0 Nov <text:s/>9 17:12 .project_x.txt</text:p>
      <text:p text:style-name="P7" loext:marker-style-name="T5">make the draft folder</text:p>
      <text:p text:style-name="P7" loext:marker-style-name="T5">$ mkdir drafts</text:p>
      <text:p text:style-name="P7" loext:marker-style-name="T5">change permissions</text:p>
      <text:p text:style-name="P7" loext:marker-style-name="T5">$ chmod u=rwx,g=--x,o=--- drafts/</text:p>
      <text:p text:style-name="P7" loext:marker-style-name="T5">check permissions</text:p>
      <text:p text:style-name="P7" loext:marker-style-name="T5">$ ls -la</text:p>
      <text:p text:style-name="P8" loext:marker-style-name="T5"><text:span text:style-name="T6"><text:tab/>drwx------ 2 russell russell 4096 Nov <text:s/>9 17:26 drafts</text:span></text:p>
      <text:p text:style-name="P8" loext:marker-style-name="T5"/>
      <text:p text:style-name="P2">Checking file and directory details</text:p>
      <text:p text:style-name="P10">(starting from root directory)</text:p>
      <text:p text:style-name="P10">So in the FHS replica that I created, we would need to check the files and directory's. So how do we do that?</text:p>
      <text:p text:style-name="P10">So if we want to see the current directory we are in,<text:span text:style-name="T7">S</text:span> we would have to run:</text:p>
      <text:p text:style-name="P10">$ pwd<text:span text:style-name="T7">SS</text:span></text:p>
      <text:p text:style-name="P10">which shows the wording directory to the screen. For me it would be:</text:p>
      <text:p text:style-name="P10">/home/russell/Documents/jarvis-cyber-portfolio.github.io/FHS_replica/root</text:p>
      <text:p text:style-name="P10">Each ‘/’ meaning a new directory or folder in the sytem. I have the root folder which should be the beginning, the first /, but this is a mere mock up so some stuff may not be correct. If you run this on your system it will look similar but different.</text:p>
      <text:p text:style-name="P10">So how do you know what directory to go to? Well you cant see them, so there is a command for that:</text:p>
      <text:p text:style-name="P10">$ ls</text:p>
      <text:p text:style-name="P10">which list each sub directory under the directory you are in, also called a relative directory. So after running this command I get:</text:p>
      <text:p text:style-name="P10">bin/ <text:s/>etc/ <text:s/>home/ <text:s/>mnt/ <text:s/>README.txt <text:s/>tmp/</text:p>
      <text:p text:style-name="P10">So how do you go to that directory? You use ‘cd’ which is short for “change directory” with the directory path you want to to go, so say I want to go to the home/ folder.</text:p>
      <text:p text:style-name="P10">$ cd home/</text:p>
      <text:p text:style-name="P10">The home directory is the main directory for all the users on this system, so lets use ‘ls’ again to see the directory's for this computers users.</text:p>
      <text:p text:style-name="P10">$ ls</text:p>
      <text:p text:style-name="P10"><text:tab/>researcher2/</text:p>
      <text:p text:style-name="P11">so there seems to be only one user on this system, with the name “researcher2”. </text:p>
      <text:p text:style-name="P11">$ cd researcher2/</text:p>
      <text:p text:style-name="P11">see whats inside researcher2.</text:p>
      <text:p text:style-name="P11">$ ls</text:p>
      <text:p text:style-name="P11"><text:tab/>projects/</text:p>
      <text:p text:style-name="P9" loext:marker-style-name="T1">See inside projects, go to projects/</text:p>
      <text:p text:style-name="P9" loext:marker-style-name="T1">$ cd <text:s/>projects/</text:p>
      <text:p text:style-name="P9" loext:marker-style-name="T1">see whats in projects</text:p>
      <text:p text:style-name="P9" loext:marker-style-name="T1">$ ls</text:p>
      <text:p text:style-name="P9" loext:marker-style-name="T1"><text:tab/>deleteme.txt <text:s/>project_k.txt <text:s/>project_r.txt drafts/ project_m.txt <text:s/>project_t.txt</text:p>
      <text:p text:style-name="P9" loext:marker-style-name="T1">good, some useful stuff here! Lets see what is inside of one of these files. Lets see whats inside of deleteme.txt, using cat.</text:p>
      <text:p text:style-name="P9" loext:marker-style-name="T1">$ cat deleteme.txt</text:p>
      <text:p text:style-name="P9" loext:marker-style-name="T1">Thats odd.. there is nothing here? Lets put something inside deleteme.txt and try again. BASH has a text editor build into it called ‘nano’, lets use that on deleteme.txt</text:p>
      <text:p text:style-name="P9" loext:marker-style-name="T1">$ nano deleteme.tx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oogle Sans" svg:font-family="'Google Sans'" style:font-family-generic="roman" style:font-pitch="variable"/>
    <style:font-face style:name="Google Sans1" svg:font-family="'Google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0T13:17:07.235503152</dc:date>
    <meta:editing-duration>PT16M42S</meta:editing-duration>
    <meta:editing-cycles>3</meta:editing-cycles>
    <meta:generator>LibreOffice/24.2.6.2$Linux_X86_64 LibreOffice_project/420$Build-2</meta:generator>
    <meta:document-statistic meta:table-count="0" meta:image-count="0" meta:object-count="0" meta:page-count="1" meta:paragraph-count="89" meta:word-count="833" meta:character-count="4774" meta:non-whitespace-character-count="3955"/>
  </office:meta>
</office:document-meta>
</file>